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4B0000004B0F37252C162257B15.jpg" manifest:media-type="image/jpeg"/>
  <manifest:file-entry manifest:full-path="Pictures/10000000000008AA000008A83F04138A9279AE0C.jpg" manifest:media-type="image/jpeg"/>
  <manifest:file-entry manifest:full-path="Pictures/10000201000001C70000013BD6D42D6978B328A0.png" manifest:media-type="image/png"/>
  <manifest:file-entry manifest:full-path="Pictures/10000000000002240000020BE33AC4F717B88C92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2.35cm" fo:min-width="3.538cm"/>
    </style:style>
    <style:style style:name="gr2" style:family="graphic" style:parent-style-name="standard">
      <style:graphic-properties draw:textarea-horizontal-align="justify" draw:textarea-vertical-align="middle" draw:auto-grow-height="false" fo:min-height="2.35cm" fo:min-width="4.035cm"/>
    </style:style>
    <style:style style:name="gr3" style:family="graphic" style:parent-style-name="standard">
      <style:graphic-properties draw:textarea-horizontal-align="justify" draw:textarea-vertical-align="middle" draw:auto-grow-height="false" fo:min-height="2.35cm" fo:min-width="3.622cm"/>
    </style:style>
    <style:style style:name="gr4" style:family="graphic" style:parent-style-name="standard">
      <style:graphic-properties draw:textarea-horizontal-align="justify" draw:textarea-vertical-align="middle" draw:auto-grow-height="false" fo:min-height="2.35cm" fo:min-width="3.5cm"/>
    </style:style>
    <style:style style:name="gr5" style:family="graphic" style:parent-style-name="objectwithoutfill">
      <style:graphic-properties svg:stroke-width="0.106cm" svg:stroke-color="#003d73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6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>
      <style:graphic-properties style:protect="size"/>
    </style:style>
    <style:style style:name="pr1" style:family="presentation" style:parent-style-name="Standard-notes">
      <style:graphic-properties draw:fill-color="#ffffff" draw:auto-grow-height="true" fo:min-height="13.364cm"/>
    </style:style>
    <style:style style:name="P1" style:family="paragraph">
      <style:paragraph-properties fo:text-align="center"/>
      <style:text-properties fo:color="#ffffff" fo:font-size="18pt" fo:text-shadow="1pt 1pt" fo:font-weight="normal" style:font-weight-asian="normal" style:font-weight-complex="normal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</style:style>
    <style:style style:name="T1" style:family="text">
      <style:text-properties fo:color="#ffffff" fo:text-shadow="1pt 1pt"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custom-shape draw:style-name="gr1" draw:text-style-name="P1" draw:layer="layout" svg:width="4.038cm" svg:height="2.6cm" svg:x="0.5cm" svg:y="0.799cm">
          <text:p text:style-name="P1"><text:span text:style-name="T1">Problem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535cm" svg:height="2.6cm" svg:x="6.765cm" svg:y="0.799cm">
          <text:p text:style-name="P1"><text:span text:style-name="T1">Algorithmus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.122cm" svg:height="2.6cm" svg:x="14cm" svg:y="0.799cm">
          <text:p text:style-name="P1"><text:span text:style-name="T1">Programm</text:span>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4cm" svg:height="2.6cm" svg:x="21.1cm" svg:y="0.699cm">
          <text:p text:style-name="P1"><text:span text:style-name="T1">Berechnung</text:span></text:p>
          <draw:enhanced-geometry svg:viewBox="0 0 21600 21600" draw:type="rectangle" draw:enhanced-path="M 0 0 L 21600 0 21600 21600 0 21600 0 0 Z N"/>
        </draw:custom-shape>
        <draw:line draw:style-name="gr5" draw:text-style-name="P2" draw:layer="layout" svg:x1="4.538cm" svg:y1="2.199cm" svg:x2="6.765cm" svg:y2="2.199cm">
          <text:p/>
        </draw:line>
        <draw:line draw:style-name="gr5" draw:text-style-name="P2" draw:layer="layout" svg:x1="11.3cm" svg:y1="2.199cm" svg:x2="14cm" svg:y2="2.199cm">
          <text:p/>
        </draw:line>
        <draw:line draw:style-name="gr5" draw:text-style-name="P2" draw:layer="layout" svg:x1="18.122cm" svg:y1="2.199cm" svg:x2="21.1cm" svg:y2="2.199cm">
          <text:p/>
        </draw:line>
        <draw:frame draw:style-name="gr6" draw:text-style-name="P3" draw:layer="layout" svg:width="5.405cm" svg:height="5.4cm" svg:x="0.2cm" svg:y="3.999cm">
          <draw:image xlink:href="Pictures/10000000000008AA000008A83F04138A9279AE0C.jpg" xlink:type="simple" xlink:show="embed" xlink:actuate="onLoad">
            <text:p/>
          </draw:image>
        </draw:frame>
        <draw:frame draw:style-name="gr6" draw:text-style-name="P3" draw:layer="layout" svg:width="6.773cm" svg:height="6.464cm" svg:x="13cm" svg:y="3.935cm">
          <draw:image xlink:href="Pictures/10000000000002240000020BE33AC4F717B88C92.png" xlink:type="simple" xlink:show="embed" xlink:actuate="onLoad">
            <text:p/>
          </draw:image>
        </draw:frame>
        <draw:frame draw:style-name="gr6" draw:text-style-name="P3" draw:layer="layout" svg:width="6.6cm" svg:height="6.6cm" svg:x="5.6cm" svg:y="3.599cm">
          <draw:image xlink:href="Pictures/10000000000004B0000004B0F37252C162257B15.jpg" xlink:type="simple" xlink:show="embed" xlink:actuate="onLoad">
            <text:p/>
          </draw:image>
        </draw:frame>
        <draw:frame draw:style-name="gr6" draw:text-style-name="P3" draw:layer="layout" svg:width="6.4cm" svg:height="6.108cm" svg:x="13cm" svg:y="3.935cm">
          <draw:image xlink:href="Pictures/10000000000002240000020BE33AC4F717B88C92.png" xlink:type="simple" xlink:show="embed" xlink:actuate="onLoad">
            <text:p/>
          </draw:image>
        </draw:frame>
        <draw:frame draw:style-name="gr6" draw:text-style-name="P3" draw:layer="layout" svg:width="5.95cm" svg:height="4.118cm" svg:x="20cm" svg:y="4.541cm">
          <draw:image xlink:href="Pictures/10000201000001C70000013BD6D42D6978B328A0.png" xlink:type="simple" xlink:show="embed" xlink:actuate="onLoad">
            <text:p/>
          </draw:image>
        </draw:frame>
        <presentation:notes draw:style-name="dp2">
          <draw:page-thumbnail draw:style-name="gr7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7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1.8999996185303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398cm" fo:margin-bottom="0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298cm" fo:margin-bottom="0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8cm" fo:page-height="10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Foliennummer&gt;</text:page-number></text:p>
        </draw:text-box>
      </draw:frame>
      <draw:page-thumbnail draw:layer="backgroundobjects" svg:width="8.999cm" svg:height="3.749cm" svg:x="1cm" svg:y="4.398cm"/>
      <draw:page-thumbnail draw:layer="backgroundobjects" svg:width="8.999cm" svg:height="3.749cm" svg:x="1cm" svg:y="12.974cm"/>
      <draw:page-thumbnail draw:layer="backgroundobjects" svg:width="8.999cm" svg:height="3.749cm" svg:x="1cm" svg:y="21.55cm"/>
      <draw:page-thumbnail draw:layer="backgroundobjects" svg:width="8.999cm" svg:height="3.749cm" svg:x="11cm" svg:y="4.398cm"/>
      <draw:page-thumbnail draw:layer="backgroundobjects" svg:width="8.999cm" svg:height="3.749cm" svg:x="11cm" svg:y="12.974cm"/>
      <draw:page-thumbnail draw:layer="backgroundobjects" svg:width="8.999cm" svg:height="3.749cm" svg:x="11cm" svg:y="21.55cm"/>
    </style:handout-master>
    <style:master-page style:name="Standard" style:page-layout-name="PM1" draw:style-name="Mdp1">
      <draw:frame presentation:style-name="Standard-title" draw:layer="backgroundobjects" svg:width="23.219cm" svg:height="2.628cm" svg:x="1.29cm" svg:y="0.627cm" presentation:class="title" presentation:placeholder="true">
        <draw:text-box/>
      </draw:frame>
      <draw:frame presentation:style-name="Standard-outline1" draw:layer="backgroundobjects" svg:width="23.219cm" svg:height="9.134cm" svg:x="1.29cm" svg:y="3.684cm" presentation:class="outline" presentation:placeholder="true">
        <draw:text-box/>
      </draw:frame>
      <draw:frame presentation:style-name="Mpr1" draw:text-style-name="MP2" draw:layer="backgroundobjects" svg:width="6.01cm" svg:height="1.086cm" svg:x="1.29cm" svg:y="14.347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178cm" svg:height="1.086cm" svg:x="8.823cm" svg:y="14.347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01cm" svg:height="1.086cm" svg:x="18.498cm" svg:y="14.347cm" presentation:class="page-number">
        <draw:text-box>
          <text:p text:style-name="MP3"><text:page-number>&lt;Foliennummer&gt;</text:page-number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Folien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04T11:12:06.180466412</meta:creation-date>
    <dc:date>2019-09-04T11:52:50.685987708</dc:date>
    <meta:editing-duration>PT30M15S</meta:editing-duration>
    <meta:editing-cycles>3</meta:editing-cycles>
    <meta:generator>LibreOffice/6.0.7.3$Linux_X86_64 LibreOffice_project/00m0$Build-3</meta:generator>
    <meta:document-statistic meta:object-count="35"/>
  </office:meta>
</office:document-meta>
</file>